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officeooo:rsid="0011dda8" officeooo:paragraph-rsid="0011dda8" style:font-size-asian="14pt" style:font-size-complex="16pt"/>
    </style:style>
    <style:style style:name="P2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officeooo:rsid="0011dda8" officeooo:paragraph-rsid="0011dda8" style:font-size-asian="12.25pt" style:font-size-complex="14pt"/>
    </style:style>
    <style:style style:name="P3" style:family="paragraph" style:parent-style-name="Standard">
      <style:paragraph-properties fo:text-align="start" style:justify-single-word="false"/>
      <style:text-properties fo:font-size="12pt" style:text-underline-style="none" officeooo:rsid="0011dda8" officeooo:paragraph-rsid="0011dda8" style:font-size-asian="10.5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nalyse réflexive Mahy Bayron</text:p>
      <text:p text:style-name="P1"/>
      <text:p text:style-name="P2">Regard critique sur ma maîtrise des compétences attendues</text:p>
      <text:p text:style-name="P2"/>
      <text:p text:style-name="P3">Suite aux divers mini-projets et a l’examen du premier quadrimestre, j’ai pu observer que je ne maîtrisais pas du tout le « voyage » à travers l arborescence de fichier, l’utilisation correcte des différents modules (je sais m’en servir mais je galère toujours) et je n’arrive pas à attendre que mes collègues ai fini leur partie je suis trop impatient.</text:p>
      <text:p text:style-name="P3"/>
      <text:p text:style-name="P2">Objectifs personnels pour le laboratoire</text:p>
      <text:p text:style-name="P2"/>
      <text:p text:style-name="P3">Afin de remédier a mes lacunes je compte m’occuper de l arborescence si on décide d’en faire une, je vais demander de l’aide à Nicolas pour les modules (il a l’air de s’en sortir) et je vais me forcer a être patien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3T11:38:47.316000000</meta:creation-date>
    <dc:date>2017-02-13T11:48:47.271000000</dc:date>
    <meta:editing-duration>PT10M2S</meta:editing-duration>
    <meta:editing-cycles>1</meta:editing-cycles>
    <meta:document-statistic meta:table-count="0" meta:image-count="0" meta:object-count="0" meta:page-count="1" meta:paragraph-count="5" meta:word-count="119" meta:character-count="695" meta:non-whitespace-character-count="581"/>
    <meta:generator>LibreOffice/5.1.6.2$Windows_x86 LibreOffice_project/07ac168c60a517dba0f0d7bc7540f5afa45f0909</meta:generator>
  </office:meta>
</office:document-meta>
</file>